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ヒラギノ角ゴ Pro W3" svg:font-family="'ヒラギノ角ゴ Pro W3'"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Body">
      <style:paragraph-properties fo:line-height="150%"/>
      <style:text-properties style:font-name="Times New Roman" fo:language="fi" fo:country="FI" fo:font-weight="bold" style:font-weight-asian="bold"/>
    </style:style>
    <style:style style:name="P3" style:family="paragraph" style:parent-style-name="Body">
      <style:paragraph-properties fo:line-height="150%" fo:text-align="justify" style:justify-single-word="false"/>
      <style:text-properties style:font-name="Times New Roman" fo:language="fi" fo:country="FI"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staus</text:p>
      <text:p text:style-name="Standard"/>
      <text:p text:style-name="P2">Taitaja - henkilöosaamiskortisto</text:p>
      <text:p text:style-name="P2"/>
      <text:p text:style-name="P2"/>
      <text:p text:style-name="P3">Ohjelmaa testattiin sekä JUnit-testeillä että manuaalisesti. JUnit-testit koskivat ainoastaan Kortisto-pakettia ja testejä oli 26 kappaletta. Testien kattavuus tuossa paketissa oli 83%. Paketissa sijaitsevan Tallennus-luokan testit tehtiin manuaalisesti, mikä vaikutti JUnit-testien kattavuuteen. Kolme testeistä testasivat tiettyihin toimintoihin kuluvaa aikaa suurilla syötteillä. Niissä kortistoon lisättiin 100, 1000 ja 10 000 umpimähkään muodostettua "nimeä" ja sen jälkeen (1) haettiin kaikki henkilöt ja (2) etsittiin yksi "henkilö", jonka nimi oli otettu talteen lisäämisen aikana. Kaikkien henkilöiden hakeminen ei vienyt aikaa. Yhden tietyn henkilön hakemissa 1000 ja 10 000 henkilön joukosta meni keskimäärin n. 10 millisekuntia (testejä ajettiin manuaalisesti). Henkilöt on tallennettu TreeMapiin, mikä nopeuttaa etsimistä. Taitojen osalta ei tehty paljoustestejä, koska oletusarvoisesti yhdellä henkilöllä ei voi olla mahdotonta määrää taitoja.</text:p>
      <text:p text:style-name="P3"/>
      <text:p text:style-name="P3">Tallennus-luokkaa ja käyttöliittymää testattiin manuaalisesti koko ohjelmistotuotantoprojektin ajan. Tallennus-luokan toiminta testattiin lisäämällä kortistoon henkilöitä ja heille taitoja. Sen jälkeen ohjelma suljettiin ja käynnistettiin uudelleen, jolloin tiedot tallennettiin tiedostoon ja ladattiin sieltä takaisin. Käyttöliittymän toimintaa testattiin mahdollisimman monilla eri tavoin jotta varmistettaisiin, ettei käyttäjä toiminnallaan aiheuta ohjelman jumiutumista. Pyrittiin muun muassa varautumaan tyhjiin kentiin ja estämään radionappien käyttö silloin kun jokin taito ei ole valittuna. Pääikkunassa varaduttiin siihen, että kaikki tiedot tallennetaan myös jos käyttäjä sulkee ikkunan rasista. Muissa ikkunoissa toiminnan voi keskeyttää painamalla rastia.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ヒラギノ角ゴ Pro W3" svg:font-family="'ヒラギノ角ゴ Pro W3'"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ody"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998cm" fo:margin-left="0cm" fo:margin-right="0cm" fo:margin-bottom="0.499cm" style:shadow="none" style:dynamic-spacing="false"/>
      </style:header-style>
      <style:footer-style/>
    </style:page-layout>
  </office:automatic-styles>
  <office:master-styles>
    <style:master-page style:name="Standard" style:page-layout-name="Mpm1">
      <style:header>
        <text:p text:style-name="MP1">Heidi Jauhiaine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idi Jauhiainen</meta:initial-creator>
    <meta:creation-date>2012-02-22T15:46:04</meta:creation-date>
    <dc:date>2012-02-23T11:12:04</dc:date>
    <dc:creator>Heidi Jauhiainen</dc:creator>
    <meta:editing-duration>PT18H39M03S</meta:editing-duration>
    <meta:editing-cycles>3</meta:editing-cycles>
    <meta:generator>OpenOffice.org/3.2$Unix OpenOffice.org_project/320m18$Build-9502</meta:generator>
    <meta:document-statistic meta:table-count="0" meta:image-count="0" meta:object-count="0" meta:page-count="1" meta:paragraph-count="5" meta:word-count="205" meta:character-count="1780"/>
  </office:meta>
</office:document-meta>
</file>